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Calibri, Arial" fo:font-size="12pt" style:font-size-asian="12pt" style:font-size-complex="12pt"/>
    </style:style>
    <style:style style:name="P4" style:parent-style-name="Normal" style:family="paragraph">
      <style:text-properties style:font-name="Calibri, Arial" fo:font-size="12pt" style:font-size-asian="12pt" style:font-size-complex="12pt"/>
    </style:style>
    <style:style style:name="P5" style:parent-style-name="Normal" style:family="paragraph">
      <style:text-properties style:font-name="Calibri, Arial" fo:font-size="12pt" style:font-size-asian="12pt" style:font-size-complex="12pt"/>
    </style:style>
    <style:style style:name="P6" style:parent-style-name="Normal" style:family="paragraph">
      <style:text-properties style:font-name="Calibri, Arial" fo:font-size="12pt" style:font-size-asian="12pt" style:font-size-complex="12pt"/>
    </style:style>
    <style:style style:name="P7" style:parent-style-name="Normal" style:family="paragraph">
      <style:text-properties style:font-name="Calibri, Arial" fo:font-size="12pt" style:font-size-asian="12pt" style:font-size-complex="12pt"/>
    </style:style>
    <style:style style:name="P8" style:parent-style-name="Normal" style:family="paragraph">
      <style:text-properties style:font-name="Calibri, Arial" fo:font-size="12pt" style:font-size-asian="12pt" style:font-size-complex="12pt"/>
    </style:style>
    <style:style style:name="P9" style:parent-style-name="Normal" style:family="paragraph">
      <style:text-properties style:font-name="Calibri, Arial" fo:font-size="12pt" style:font-size-asian="12pt" style:font-size-complex="12pt"/>
    </style:style>
    <style:style style:name="P10" style:parent-style-name="Normal" style:family="paragraph">
      <style:text-properties style:font-name="Calibri, Arial" fo:font-size="12pt" style:font-size-asian="12pt" style:font-size-complex="12pt"/>
    </style:style>
    <style:style style:name="P11" style:parent-style-name="Normal" style:family="paragraph">
      <style:text-properties style:font-name="Calibri, Arial" fo:font-size="12pt" style:font-size-asian="12pt" style:font-size-complex="12pt"/>
    </style:style>
    <style:style style:name="T12" style:parent-style-name="DefaultParagraphFont" style:family="text">
      <style:text-properties style:font-name="Calibri, Arial" fo:font-style="italic" style:font-style-asian="italic" style:font-style-complex="italic" fo:font-size="12pt" style:font-size-asian="12pt" style:font-size-complex="12pt"/>
    </style:style>
    <style:style style:name="T13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text-properties style:font-name="Calibri, Arial" fo:font-size="12pt" style:font-size-asian="12pt" style:font-size-complex="12pt"/>
    </style:style>
    <style:style style:name="T15" style:parent-style-name="DefaultParagraphFont" style:family="text">
      <style:text-properties style:font-name="Calibri, Arial" fo:font-size="12pt" style:font-size-asian="12pt" style:font-size-complex="12pt"/>
    </style:style>
    <style:style style:name="T16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17" style:parent-style-name="DefaultParagraphFont" style:family="text">
      <style:text-properties style:font-name="Calibri, Arial" fo:font-size="12pt" style:font-size-asian="12pt" style:font-size-complex="12pt"/>
    </style:style>
    <style:style style:name="T18" style:parent-style-name="DefaultParagraphFont" style:family="text">
      <style:text-properties style:font-name="Calibri, Arial" fo:font-size="12pt" style:font-size-asian="12pt" style:font-size-complex="12pt"/>
    </style:style>
    <style:style style:name="T19" style:parent-style-name="DefaultParagraphFont" style:family="text">
      <style:text-properties style:font-name="Calibri, Arial" fo:font-size="12pt" style:font-size-asian="12pt" style:font-size-complex="12pt"/>
    </style:style>
    <style:style style:name="T20" style:parent-style-name="DefaultParagraphFont" style:family="text">
      <style:text-properties style:font-name="Calibri, Arial" fo:font-style="italic" style:font-style-asian="italic" style:font-style-complex="italic" fo:font-size="12pt" style:font-size-asian="12pt" style:font-size-complex="12pt"/>
    </style:style>
    <style:style style:name="T21" style:parent-style-name="DefaultParagraphFont" style:family="text">
      <style:text-properties style:font-name="Calibri, Arial" fo:font-size="12pt" style:font-size-asian="12pt" style:font-size-complex="12pt"/>
    </style:style>
    <style:style style:name="T22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23" style:parent-style-name="DefaultParagraphFont" style:family="text">
      <style:text-properties style:font-name="Calibri, Arial" fo:font-size="12pt" style:font-size-asian="12pt" style:font-size-complex="12pt"/>
    </style:style>
    <style:style style:name="T24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25" style:parent-style-name="DefaultParagraphFont" style:family="text">
      <style:text-properties style:font-name="Calibri, 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6" style:parent-style-name="Normal" style:family="paragraph">
      <style:text-properties style:font-name="Calibri, Arial" fo:font-size="12pt" style:font-size-asian="12pt" style:font-size-complex="12pt"/>
    </style:style>
    <style:style style:name="P27" style:parent-style-name="Normal" style:family="paragraph">
      <style:text-properties style:font-name="Calibri, Arial" fo:font-size="12pt" style:font-size-asian="12pt" style:font-size-complex="12pt"/>
    </style:style>
    <style:style style:name="P28" style:parent-style-name="Normal" style:family="paragraph">
      <style:text-properties style:font-name="Calibri, Arial" fo:font-size="12pt" style:font-size-asian="12pt" style:font-size-complex="12pt"/>
    </style:style>
    <style:style style:name="P29" style:parent-style-name="Normal" style:family="paragraph">
      <style:text-properties style:font-name="Calibri, Arial" fo:font-size="12pt" style:font-size-asian="12pt" style:font-size-complex="12pt"/>
    </style:style>
    <style:style style:name="T30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font-name="Calibri, Arial" fo:font-size="12pt" style:font-size-asian="12pt" style:font-size-complex="12pt"/>
    </style:style>
    <style:style style:name="P32" style:parent-style-name="Normal" style:family="paragraph">
      <style:text-properties style:font-name="Calibri, Arial" fo:font-size="12pt" style:font-size-asian="12pt" style:font-size-complex="12pt"/>
    </style:style>
    <style:style style:name="P33" style:parent-style-name="Normal" style:family="paragraph">
      <style:text-properties style:font-name="Calibri, Arial" fo:font-size="12pt" style:font-size-asian="12pt" style:font-size-complex="12pt"/>
    </style:style>
    <style:style style:name="P34" style:parent-style-name="Normal" style:family="paragraph">
      <style:text-properties style:font-name="Calibri, Arial" fo:font-size="12pt" style:font-size-asian="12pt" style:font-size-complex="12pt"/>
    </style:style>
    <style:style style:name="P35" style:parent-style-name="Normal" style:family="paragraph">
      <style:text-properties style:font-name="Calibri, Arial" fo:font-size="12pt" style:font-size-asian="12pt" style:font-size-complex="12pt"/>
    </style:style>
    <style:style style:name="P36" style:parent-style-name="Normal" style:family="paragraph">
      <style:text-properties style:font-name="Calibri, Arial" fo:font-size="12pt" style:font-size-asian="12pt" style:font-size-complex="12pt"/>
    </style:style>
    <style:style style:name="P37" style:parent-style-name="Normal" style:family="paragraph">
      <style:text-properties style:font-name="Calibri, Arial" fo:font-size="12pt" style:font-size-asian="12pt" style:font-size-complex="12pt"/>
    </style:style>
    <style:style style:name="P38" style:parent-style-name="Normal" style:family="paragraph">
      <style:text-properties style:font-name="Calibri, Arial" fo:font-size="12pt" style:font-size-asian="12pt" style:font-size-complex="12pt"/>
    </style:style>
    <style:style style:name="T39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style:font-name="Calibri, Arial" fo:font-size="12pt" style:font-size-asian="12pt" style:font-size-complex="12pt"/>
    </style:style>
    <style:style style:name="P41" style:parent-style-name="Normal" style:family="paragraph">
      <style:text-properties style:font-name="Calibri, Arial" fo:font-size="12pt" style:font-size-asian="12pt" style:font-size-complex="12pt"/>
    </style:style>
    <style:style style:name="P42" style:parent-style-name="Normal" style:family="paragraph">
      <style:text-properties style:font-name="Calibri, Arial" fo:font-size="12pt" style:font-size-asian="12pt" style:font-size-complex="12pt"/>
    </style:style>
    <style:style style:name="P43" style:parent-style-name="Normal" style:family="paragraph">
      <style:text-properties style:font-name="Calibri, Arial" fo:font-size="12pt" style:font-size-asian="12pt" style:font-size-complex="12pt"/>
    </style:style>
    <style:style style:name="P44" style:parent-style-name="Normal" style:family="paragraph">
      <style:text-properties style:font-name="Calibri, Arial" fo:font-size="12pt" style:font-size-asian="12pt" style:font-size-complex="12pt"/>
    </style:style>
    <style:style style:name="P45" style:parent-style-name="Normal" style:family="paragraph">
      <style:text-properties style:font-name="Calibri, Arial" fo:font-size="12pt" style:font-size-asian="12pt" style:font-size-complex="12pt"/>
    </style:style>
    <style:style style:name="P46" style:parent-style-name="Normal" style:family="paragraph">
      <style:text-properties style:font-name="Calibri, Arial" fo:font-size="12pt" style:font-size-asian="12pt" style:font-size-complex="12pt"/>
    </style:style>
    <style:style style:name="P47" style:parent-style-name="Normal" style:family="paragraph">
      <style:text-properties style:font-name="Calibri, Arial" fo:font-size="12pt" style:font-size-asian="12pt" style:font-size-complex="12pt"/>
    </style:style>
    <style:style style:name="P48" style:parent-style-name="Normal" style:family="paragraph">
      <style:text-properties style:font-name="Calibri, Arial" fo:font-size="12pt" style:font-size-asian="12pt" style:font-size-complex="12pt"/>
    </style:style>
    <style:style style:name="P49" style:parent-style-name="Normal" style:family="paragraph">
      <style:text-properties style:font-name="Calibri, Arial" fo:font-size="12pt" style:font-size-asian="12pt" style:font-size-complex="12pt"/>
    </style:style>
    <style:style style:name="P50" style:parent-style-name="Normal" style:family="paragraph">
      <style:text-properties style:font-name="Calibri, Arial" fo:font-size="12pt" style:font-size-asian="12pt" style:font-size-complex="12pt"/>
    </style:style>
    <style:style style:name="P51" style:parent-style-name="Normal" style:family="paragraph">
      <style:text-properties style:font-name="Calibri, Arial" fo:font-size="12pt" style:font-size-asian="12pt" style:font-size-complex="12pt"/>
    </style:style>
    <style:style style:name="P52" style:parent-style-name="Normal" style:family="paragraph">
      <style:text-properties style:font-name="Calibri, Arial" fo:font-size="12pt" style:font-size-asian="12pt" style:font-size-complex="12pt"/>
    </style:style>
    <style:style style:name="P53" style:parent-style-name="Normal" style:family="paragraph">
      <style:text-properties style:font-name="Calibri, Arial" fo:font-size="12pt" style:font-size-asian="12pt" style:font-size-complex="12pt"/>
    </style:style>
    <style:style style:name="P54" style:parent-style-name="Normal" style:family="paragraph">
      <style:text-properties style:font-name="Calibri, Arial" fo:font-size="12pt" style:font-size-asian="12pt" style:font-size-complex="12pt"/>
    </style:style>
    <style:style style:name="T55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6" style:parent-style-name="Normal" style:family="paragraph">
      <style:text-properties style:font-name="Calibri, Arial" fo:font-size="12pt" style:font-size-asian="12pt" style:font-size-complex="12pt"/>
    </style:style>
    <style:style style:name="P57" style:parent-style-name="Normal" style:family="paragraph">
      <style:text-properties style:font-name="Calibri, Arial" fo:font-size="12pt" style:font-size-asian="12pt" style:font-size-complex="12pt"/>
    </style:style>
    <style:style style:name="P58" style:parent-style-name="Normal" style:family="paragraph">
      <style:text-properties style:font-name="Calibri, Arial" fo:font-size="12pt" style:font-size-asian="12pt" style:font-size-complex="12pt"/>
    </style:style>
    <style:style style:name="P59" style:parent-style-name="Normal" style:family="paragraph">
      <style:paragraph-properties fo:line-height="100%"/>
    </style:style>
    <style:style style:name="T60" style:parent-style-name="DefaultParagraphFont" style:family="text">
      <style:text-properties style:font-name="Calibri, Arial" fo:font-size="12pt" style:font-size-asian="12pt" style:font-size-complex="12pt"/>
    </style:style>
    <style:style style:name="T61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62" style:parent-style-name="DefaultParagraphFont" style:family="text">
      <style:text-properties style:font-name="Calibri, Arial" fo:font-size="12pt" style:font-size-asian="12pt" style:font-size-complex="12pt"/>
    </style:style>
    <style:style style:name="T63" style:parent-style-name="DefaultParagraphFont" style:family="text">
      <style:text-properties style:font-name="Calibri, Arial" fo:font-size="12pt" style:font-size-asian="12pt" style:font-size-complex="12pt"/>
    </style:style>
    <style:style style:name="P6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7" style:parent-style-name="Normal" style:family="paragraph">
      <style:paragraph-properties fo:line-height="100%"/>
      <style:text-properties style:font-name="Calibri, 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6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1" style:parent-style-name="Normal" style:family="paragraph">
      <style:paragraph-properties fo:line-height="100%"/>
      <style:text-properties style:font-name="Calibri, 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7" style:parent-style-name="Normal" style:family="paragraph">
      <style:paragraph-properties fo:line-height="100%"/>
      <style:text-properties style:font-name="Calibri, 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9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1" style:parent-style-name="Normal" style:family="paragraph">
      <style:paragraph-properties fo:line-height="100%"/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2" style:parent-style-name="Normal" style:family="paragraph">
      <style:paragraph-properties fo:line-height="100%" fo:text-indent="0.5in"/>
      <style:text-properties style:font-name="Calibri, Arial" fo:font-size="12pt" style:font-size-asian="12pt" style:font-size-complex="12pt"/>
    </style:style>
    <style:style style:name="P12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0" style:parent-style-name="Normal" style:family="paragraph">
      <style:paragraph-properties fo:line-height="100%"/>
    </style:style>
    <style:style style:name="T131" style:parent-style-name="DefaultParagraphFont" style:family="text">
      <style:text-properties style:font-name="Calibri, Arial" fo:font-size="12pt" style:font-size-asian="12pt" style:font-size-complex="12pt"/>
    </style:style>
  </office:automatic-styles>
  <office:body>
    <office:text text:use-soft-page-breaks="true">
      <text:p text:style-name="P1"><text:span text:style-name="T2">B1: Subroutines</text:span></text:p>
      <text:p text:style-name="P3">Pascal: procedures</text:p>
      <text:p text:style-name="P4">C: Functions</text:p>
      <text:p text:style-name="P5">Java: Methods</text:p>
      <text:p text:style-name="P6">Section of code: can be invoked repeatedly during program execution</text:p>
      <text:p text:style-name="P7">Saves effort, reduces program space</text:p>
      <text:p text:style-name="P8">Easier to share code</text:p>
      <text:p text:style-name="P9">Can package a specific activity</text:p>
      <text:p text:style-name="P10">Provides easy<text:s/>access to thoroughly tested code</text:p>
      <text:p text:style-name="P11">In assembly:</text:p>
      <text:p text:style-name="Normal"><text:span text:style-name="T12">Label<text:s/></text:span><text:span text:style-name="T13">PROC</text:span></text:p>
      <text:p text:style-name="P14"><text:tab/>…</text:p>
      <text:p text:style-name="Normal"><text:span text:style-name="T15"><text:tab/></text:span><text:span text:style-name="T16">RET</text:span><text:span text:style-name="T17"><text:s/></text:span><text:span text:style-name="T18"><text:tab/></text:span><text:span text:style-name="T19"><text:tab/>(return)</text:span></text:p>
      <text:p text:style-name="Normal"><text:span text:style-name="T20">Label</text:span><text:span text:style-name="T21"><text:s/></text:span><text:span text:style-name="T22">ENDP</text:span></text:p>
      <text:p text:style-name="Normal"><text:span text:style-name="T23">Can be called using<text:s/></text:span><text:span text:style-name="T24">call<text:s/></text:span><text:span text:style-name="T25">label</text:span></text:p>
      <text:p text:style-name="P26">PROC/ENDP not part of Intel x86 instruction set</text:p>
      <text:p text:style-name="P27">Cannot create procedures using inline assembler</text:p>
      <text:p text:style-name="P28">Can call C library functions from<text:s/>inline assembler – code the procedure outside the _asm block</text:p>
      <text:p text:style-name="P29"/>
      <text:p text:style-name="Normal"><text:span text:style-name="T30">B2: Nested Calls &amp; The Call Stack</text:span></text:p>
      <text:p text:style-name="P31">CALL records current value of IP (Instruction Pointer) as return address</text:p>
      <text:p text:style-name="P32">Puts the subroutine address into IP – corresponding instruction is executed next</text:p>
      <text:p text:style-name="P33">RET<text:s/>(at end of subroutine): Retrieves stored return address, puts it back into IP</text:p>
      <text:p text:style-name="P34">Storing return address in CPU register/one memory location would only allow for one address</text:p>
      <text:p text:style-name="P35">This would be overwritten if a second subroutine was called from the first one</text:p>
      <text:p text:style-name="P36">Use a stack – each new call will add a new return address to the top of a stack</text:p>
      <text:p text:style-name="P37">They will be retrieved in reverse order – from innermost subroutine, progressing out to main program</text:p>
      <text:p text:style-name="P38"/>
      <text:p text:style-name="Normal"><text:span text:style-name="T39">B3: Machine Level Stacks</text:span></text:p>
      <text:p text:style-name="P40">Stack is LIFO, queue is FIFO</text:p>
      <text:p text:style-name="P41">Stack push: Push new value<text:s/>onto top of stack</text:p>
      <text:p text:style-name="P42">Stack pop: Pop top value from the top of the stack</text:p>
      <text:p text:style-name="P43">Stack push/pop: from Intel x86 assembly instructions</text:p>
      <text:soft-page-break/>
      <text:p text:style-name="P44">Use the ESP stack pointer register – holds address of current top stack item</text:p>
      <text:p text:style-name="P45">PUSH: decrements ESP address, so it points to a free space on the stack. Writes item to the memory location that ESP register now points to</text:p>
      <text:p text:style-name="P46">POP: Fetches the item addresses by ESP. Increments ESP by correct amount to remove top item</text:p>
      <text:p text:style-name="P47">Must ensure redundant items are removed</text:p>
      <text:p text:style-name="P48">Stack grows downwards in memory – starts<text:s/>from ending, new items are added to the first numerical memory address. ESP decrements for pushing</text:p>
      <text:p text:style-name="P49">EIP (instruction pointer) increases after each normal instruction is executed</text:p>
      <text:p text:style-name="P50"/>
      <text:p text:style-name="P51">Stack can be adjusted – remove items, or reserve extra space. By altering stack pointer (ESP)</text:p>
      <text:p text:style-name="P52">E.g. ADD ESP, 8: Add 8 to the current value. Top 8 are discarded</text:p>
      <text:p text:style-name="P53">E.g. SUB ESP, 256: Subtract 256 from ESP value. I.e. add space to add 64 more instructions to top of stack</text:p>
      <text:p text:style-name="P54"/>
      <text:p text:style-name="Normal"><text:span text:style-name="T55">B4: Subroutine Parameters</text:span></text:p>
      <text:p text:style-name="P56">Simplest type – perform an<text:s/>identical function each time it’s called</text:p>
      <text:p text:style-name="P57">2 types of parameters: value, reference</text:p>
      <text:p text:style-name="P58">Value: Numeric, ASCII, etc. ‘Pass by value’, e.g. to compare 43 and 29</text:p>
      <text:p text:style-name="P59"><text:span text:style-name="T60">Reference: “Given two variables, exchange their<text:s/></text:span><text:span text:style-name="T61">values</text:span><text:span text:style-name="T62">”. Pass in the memory addresses of where the varia</text:span><text:span text:style-name="T63">ble is stored. ‘Pass by reference’ – the value associated with the variable has to be fetched to use/compare it<text:s/></text:span></text:p>
      <text:p text:style-name="P64">Pass variables into a subroutine by using a register: simplest method</text:p>
      <text:p text:style-name="P65">Copy the variable’s value into an available CPU register, then call the subroutine</text:p>
      <text:p text:style-name="P66">Registers are suitable for passing both value and reference parameters</text:p>
      <text:p text:style-name="P67">E.g Pass by Value.</text:p>
      <text:p text:style-name="P68"><text:tab/>…</text:p>
      <text:p text:style-name="P69"><text:tab/>Mov eax, first</text:p>
      <text:p text:style-name="P70"><text:tab/>Mov ebx, second<text:tab/><text:tab/>; CALLING</text:p>
      <text:p text:style-name="P71"><text:tab/>Call bigger<text:tab/><text:tab/><text:tab/>; SEQUENCE</text:p>
      <text:p text:style-name="P72"><text:tab/>Mov max, eax</text:p>
      <text:p text:style-name="P73">Bigger: proc</text:p>
      <text:p text:style-name="P74"><text:tab/>Cmp eax, ebx</text:p>
      <text:p text:style-name="P75"><text:tab/>Jl second_big</text:p>
      <text:p text:style-name="P76"><text:tab/>Ret</text:p>
      <text:p text:style-name="P77">Second_big:</text:p>
      <text:p text:style-name="P78"><text:tab/>Mov<text:s/>eax, ebx</text:p>
      <text:soft-page-break/>
      <text:p text:style-name="P79"><text:tab/>Ret</text:p>
      <text:p text:style-name="P80">Bigger: endp</text:p>
      <text:p text:style-name="P81">E.g Pass by Reference.</text:p>
      <text:p text:style-name="P82"><text:tab/>…</text:p>
      <text:p text:style-name="P83"><text:tab/>Lea eax, first</text:p>
      <text:p text:style-name="P84"><text:tab/>Lea ebx, second</text:p>
      <text:p text:style-name="P85"><text:tab/>Call swap<text:s/></text:p>
      <text:p text:style-name="P86"><text:tab/>…</text:p>
      <text:p text:style-name="P87">Swap: proc</text:p>
      <text:p text:style-name="P88"><text:tab/>Mov temp, [eax]</text:p>
      <text:p text:style-name="P89"><text:tab/>Mov [eax], [ebx]</text:p>
      <text:p text:style-name="P90"><text:tab/>Mov [ebx], temp</text:p>
      <text:p text:style-name="P91"><text:tab/>Ret</text:p>
      <text:p text:style-name="P92">Swap: endp</text:p>
      <text:p text:style-name="P93">…</text:p>
      <text:p text:style-name="P94">Easy to use general-purpose registers when only few parameters need to<text:s/>be passed</text:p>
      <text:p text:style-name="P95">Not enough registers for implementing subroutines with arbitrarily large number of parameters</text:p>
      <text:p text:style-name="P96">Alternative: Use the memory stack for parameter handling with many objects</text:p>
      <text:p text:style-name="P97">E.g. Stack</text:p>
      <text:p text:style-name="P98"><text:tab/>Push num1</text:p>
      <text:p text:style-name="P99"><text:tab/>Push num2</text:p>
      <text:p text:style-name="P100"><text:tab/>Call multiply</text:p>
      <text:p text:style-name="P101"><text:tab/>Mov result, eaax</text:p>
      <text:p text:style-name="P102">Multiply PROC</text:p>
      <text:p text:style-name="P103"><text:tab/>Pop ebx</text:p>
      <text:p text:style-name="P104"><text:tab/>Pop eax</text:p>
      <text:p text:style-name="P105"><text:tab/>Mov tmp, eax</text:p>
      <text:p text:style-name="P106"><text:tab/>Pop eax</text:p>
      <text:p text:style-name="P107"><text:tab/>Mul eax, tmp<text:tab/><text:tab/>; multiply 2 values</text:p>
      <text:p text:style-name="P108"><text:tab/>Push ebx</text:p>
      <text:p text:style-name="P109"><text:tab/>Ret</text:p>
      <text:p text:style-name="P110">Multiply ENDP</text:p>
      <text:p text:style-name="P111">B5: Calling External Subroutines for I/O</text:p>
      <text:p text:style-name="P112">Can use stack to call external subroutines</text:p>
      <text:soft-page-break/>
      <text:p text:style-name="P113">Therefore can use C library functions to handle I/O.<text:s/></text:p>
      <text:p text:style-name="P114">E.g.<text:s/>printf(“Hello World\n”;</text:p>
      <text:p text:style-name="P115">Expects parameters to be on the stack</text:p>
      <text:p text:style-name="P116">Expects string parameter passed by reference</text:p>
      <text:p text:style-name="P117">Does not automatically remove parameter from the stack – has to be done manually</text:p>
      <text:p text:style-name="P118">Usage within inline assembly language:</text:p>
      <text:p text:style-name="P119">#include &lt;stdio.h&gt;</text:p>
      <text:p text:style-name="P120">#include &lt;stdlib.h&gt;</text:p>
      <text:p text:style-name="P121">Int main (void) {</text:p>
      <text:p text:style-name="P122">Char msg[] = “Hello World\n”;<text:s/><text:tab/>// declare a message using C syntax</text:p>
      <text:p text:style-name="P123"><text:tab/>_asm {</text:p>
      <text:p text:style-name="P124"><text:tab/><text:tab/>Lea eax, msg<text:tab/><text:tab/><text:tab/>; put address of string (msg) into eax</text:p>
      <text:p text:style-name="P125"><text:tab/><text:tab/>Push eax<text:tab/><text:tab/><text:tab/>; Stack the parameter (that holds msg)</text:p>
      <text:p text:style-name="P126"><text:tab/><text:tab/>Call printf<text:tab/><text:tab/><text:tab/>; Call the external library function. Uses the top value in stack</text:p>
      <text:p text:style-name="P127"><text:tab/><text:tab/>Pop eax<text:tab/><text:tab/><text:tab/>; Manually pop msg off the stack</text:p>
      <text:p text:style-name="P128"><text:tab/>}</text:p>
      <text:p text:style-name="P129"><text:tab/>Return 0;</text:p>
      <text:p text:style-name="P130"><text:span text:style-name="T131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2-24T12:15:00Z</meta:creation-date>
    <dc:date>2021-03-02T10:48:00Z</dc:date>
    <meta:template xlink:href="Normal.dotm" xlink:type="simple"/>
    <meta:editing-cycles>34</meta:editing-cycles>
    <meta:editing-duration>PT60180S</meta:editing-duration>
    <meta:document-statistic meta:page-count="4" meta:paragraph-count="8" meta:word-count="655" meta:character-count="4382" meta:row-count="31" meta:non-whitespace-character-count="3735"/>
  </office:meta>
</office:document-meta>
</file>